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7984in" svg:y="3.7205in">
            <draw:object draw:notify-on-update-of-ranges="Sheet1.A2:Sheet1.A2 Sheet1.A3:Sheet1.A12 Sheet1.B2:Sheet1.B2 Sheet1.B3:Sheet1.B12 Sheet1.C2:Sheet1.C2 Sheet1.C3:Sheet1.C12 Sheet1.D2:Sheet1.D2 Sheet1.D3:Sheet1.D12 Sheet1.E2:Sheet1.E2 Sheet1.E3:Sheet1.E12 Sheet1.F2:Sheet1.F2 Sheet1.F3:Sheet1.F12 Sheet1.G2:Sheet1.G2 Sheet1.G3:Sheet1.G12 Sheet1.H2:Sheet1.H2 Sheet1.H3:Sheet1.H12 Sheet1.I2:Sheet1.I2 Sheet1.I3:Sheet1.I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esig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DesignAll</text:p>
          </table:table-cell>
          <table:table-cell office:value-type="string" calcext:value-type="string">
            <text:p>DesignRight</text:p>
          </table:table-cell>
          <table:table-cell office:value-type="string" calcext:value-type="string">
            <text:p>DesignLeft</text:p>
          </table:table-cell>
          <table:table-cell office:value-type="string" calcext:value-type="string">
            <text:p>DesignGAS</text:p>
          </table:table-cell>
          <table:table-cell office:value-type="string" calcext:value-type="string">
            <text:p>CHIP1All</text:p>
          </table:table-cell>
          <table:table-cell office:value-type="string" calcext:value-type="string">
            <text:p>CHIP1Right</text:p>
          </table:table-cell>
          <table:table-cell office:value-type="string" calcext:value-type="string">
            <text:p>CHIP1Left</text:p>
          </table:table-cell>
          <table:table-cell office:value-type="string" calcext:value-type="string">
            <text:p>CHIP1GA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280762975315505" calcext:value-type="float">
            <text:p>0.028076297531551</text:p>
          </table:table-cell>
          <table:table-cell office:value-type="float" office:value="0.0337603126356926" calcext:value-type="float">
            <text:p>0.033760312635693</text:p>
          </table:table-cell>
          <table:table-cell office:value-type="float" office:value="0.0245232308424315" calcext:value-type="float">
            <text:p>0.024523230842432</text:p>
          </table:table-cell>
          <table:table-cell office:value-type="float" office:value="0.0218253968253968" calcext:value-type="float">
            <text:p>0.021825396825397</text:p>
          </table:table-cell>
          <table:table-cell office:value-type="float" office:value="0.0600042707666026" calcext:value-type="float">
            <text:p>0.060004270766603</text:p>
          </table:table-cell>
          <table:table-cell office:value-type="float" office:value="0.0533794162826421" calcext:value-type="float">
            <text:p>0.053379416282642</text:p>
          </table:table-cell>
          <table:table-cell office:value-type="float" office:value="0.0619047619047619" calcext:value-type="float">
            <text:p>0.061904761904762</text:p>
          </table:table-cell>
          <table:table-cell office:value-type="float" office:value="0.0726392251815981" calcext:value-type="float">
            <text:p>0.07263922518159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260793033166574" calcext:value-type="float">
            <text:p>0.026079303316657</text:p>
          </table:table-cell>
          <table:table-cell office:value-type="float" office:value="0.0175013267718435" calcext:value-type="float">
            <text:p>0.017501326771844</text:p>
          </table:table-cell>
          <table:table-cell office:value-type="float" office:value="0.035608194128313" calcext:value-type="float">
            <text:p>0.035608194128313</text:p>
          </table:table-cell>
          <table:table-cell office:value-type="float" office:value="0.0256715506715507" calcext:value-type="float">
            <text:p>0.025671550671551</text:p>
          </table:table-cell>
          <table:table-cell office:value-type="float" office:value="0.0298953662182362" calcext:value-type="float">
            <text:p>0.029895366218236</text:p>
          </table:table-cell>
          <table:table-cell office:value-type="float" office:value="0.0226574500768049" calcext:value-type="float">
            <text:p>0.022657450076805</text:p>
          </table:table-cell>
          <table:table-cell office:value-type="float" office:value="0.0464285714285714" calcext:value-type="float">
            <text:p>0.046428571428572</text:p>
          </table:table-cell>
          <table:table-cell office:value-type="float" office:value="0.0338983050847458" calcext:value-type="float">
            <text:p>0.03389830508474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554474708171206" calcext:value-type="float">
            <text:p>0.055447470817121</text:p>
          </table:table-cell>
          <table:table-cell office:value-type="float" office:value="0.0445312876923819" calcext:value-type="float">
            <text:p>0.044531287692382</text:p>
          </table:table-cell>
          <table:table-cell office:value-type="float" office:value="0.0457929863816982" calcext:value-type="float">
            <text:p>0.045792986381698</text:p>
          </table:table-cell>
          <table:table-cell office:value-type="float" office:value="0.106318681318681" calcext:value-type="float">
            <text:p>0.106318681318681</text:p>
          </table:table-cell>
          <table:table-cell office:value-type="float" office:value="0.0568011958146487" calcext:value-type="float">
            <text:p>0.056801195814649</text:p>
          </table:table-cell>
          <table:table-cell office:value-type="float" office:value="0.0506912442396313" calcext:value-type="float">
            <text:p>0.050691244239631</text:p>
          </table:table-cell>
          <table:table-cell office:value-type="float" office:value="0.0571428571428571" calcext:value-type="float">
            <text:p>0.057142857142857</text:p>
          </table:table-cell>
          <table:table-cell office:value-type="float" office:value="0.069410815173527" calcext:value-type="float">
            <text:p>0.06941081517352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0985115187449818" calcext:value-type="float">
            <text:p>0.098511518744982</text:p>
          </table:table-cell>
          <table:table-cell office:value-type="float" office:value="0.098193177980412" calcext:value-type="float">
            <text:p>0.098193177980412</text:p>
          </table:table-cell>
          <table:table-cell office:value-type="float" office:value="0.0978100124737986" calcext:value-type="float">
            <text:p>0.097810012473799</text:p>
          </table:table-cell>
          <table:table-cell office:value-type="float" office:value="0.101037851037851" calcext:value-type="float">
            <text:p>0.101037851037851</text:p>
          </table:table-cell>
          <table:table-cell office:value-type="float" office:value="0.125560538116592" calcext:value-type="float">
            <text:p>0.125560538116592</text:p>
          </table:table-cell>
          <table:table-cell office:value-type="float" office:value="0.125960061443932" calcext:value-type="float">
            <text:p>0.125960061443932</text:p>
          </table:table-cell>
          <table:table-cell office:value-type="float" office:value="0.132142857142857" calcext:value-type="float">
            <text:p>0.132142857142857</text:p>
          </table:table-cell>
          <table:table-cell office:value-type="float" office:value="0.120258272800646" calcext:value-type="float">
            <text:p>0.1202582728006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57651370102732" calcext:value-type="float">
            <text:p>0.57651370102732</text:p>
          </table:table-cell>
          <table:table-cell office:value-type="float" office:value="0.575613933516669" calcext:value-type="float">
            <text:p>0.575613933516669</text:p>
          </table:table-cell>
          <table:table-cell office:value-type="float" office:value="0.576572405899978" calcext:value-type="float">
            <text:p>0.576572405899978</text:p>
          </table:table-cell>
          <table:table-cell office:value-type="float" office:value="0.578632478632479" calcext:value-type="float">
            <text:p>0.578632478632479</text:p>
          </table:table-cell>
          <table:table-cell office:value-type="float" office:value="0.559683963271407" calcext:value-type="float">
            <text:p>0.559683963271407</text:p>
          </table:table-cell>
          <table:table-cell office:value-type="float" office:value="0.557219662058372" calcext:value-type="float">
            <text:p>0.557219662058372</text:p>
          </table:table-cell>
          <table:table-cell office:value-type="float" office:value="0.557142857142857" calcext:value-type="float">
            <text:p>0.557142857142857</text:p>
          </table:table-cell>
          <table:table-cell office:value-type="float" office:value="0.566585956416465" calcext:value-type="float">
            <text:p>0.56658595641646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0148848125501822" calcext:value-type="float">
            <text:p>0.014884812550182</text:p>
          </table:table-cell>
          <table:table-cell office:value-type="float" office:value="0.0141602740386935" calcext:value-type="float">
            <text:p>0.014160274038694</text:p>
          </table:table-cell>
          <table:table-cell office:value-type="float" office:value="0.0161773594125741" calcext:value-type="float">
            <text:p>0.016177359412574</text:p>
          </table:table-cell>
          <table:table-cell office:value-type="float" office:value="0.0134004884004884" calcext:value-type="float">
            <text:p>0.013400488400488</text:p>
          </table:table-cell>
          <table:table-cell office:value-type="float" office:value="0.0262652146060218" calcext:value-type="float">
            <text:p>0.026265214606022</text:p>
          </table:table-cell>
          <table:table-cell office:value-type="float" office:value="0.0264976958525346" calcext:value-type="float">
            <text:p>0.026497695852535</text:p>
          </table:table-cell>
          <table:table-cell office:value-type="float" office:value="0.0285714285714286" calcext:value-type="float">
            <text:p>0.028571428571429</text:p>
          </table:table-cell>
          <table:table-cell office:value-type="float" office:value="0.0242130750605327" calcext:value-type="float">
            <text:p>0.02421307506053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114847754925576" calcext:value-type="float">
            <text:p>0.114847754925576</text:p>
          </table:table-cell>
          <table:table-cell office:value-type="float" office:value="0.151239928595552" calcext:value-type="float">
            <text:p>0.151239928595552</text:p>
          </table:table-cell>
          <table:table-cell office:value-type="float" office:value="0.088165322839911" calcext:value-type="float">
            <text:p>0.088165322839911</text:p>
          </table:table-cell>
          <table:table-cell office:value-type="float" office:value="0.0846459096459097" calcext:value-type="float">
            <text:p>0.08464590964591</text:p>
          </table:table-cell>
          <table:table-cell office:value-type="float" office:value="0.0740978005551997" calcext:value-type="float">
            <text:p>0.0740978005552</text:p>
          </table:table-cell>
          <table:table-cell office:value-type="float" office:value="0.0810291858678955" calcext:value-type="float">
            <text:p>0.081029185867896</text:p>
          </table:table-cell>
          <table:table-cell office:value-type="float" office:value="0.0797619047619048" calcext:value-type="float">
            <text:p>0.079761904761905</text:p>
          </table:table-cell>
          <table:table-cell office:value-type="float" office:value="0.0556900726392252" calcext:value-type="float">
            <text:p>0.05569007263922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0213956313178103" calcext:value-type="float">
            <text:p>0.02139563131781</text:p>
          </table:table-cell>
          <table:table-cell office:value-type="float" office:value="0.0219158585419984" calcext:value-type="float">
            <text:p>0.021915858541998</text:p>
          </table:table-cell>
          <table:table-cell office:value-type="float" office:value="0.0212054576083742" calcext:value-type="float">
            <text:p>0.021205457608374</text:p>
          </table:table-cell>
          <table:table-cell office:value-type="float" office:value="0.0208180708180708" calcext:value-type="float">
            <text:p>0.020818070818071</text:p>
          </table:table-cell>
          <table:table-cell office:value-type="float" office:value="0.0427076660260517" calcext:value-type="float">
            <text:p>0.042707666026052</text:p>
          </table:table-cell>
          <table:table-cell office:value-type="float" office:value="0.0510752688172043" calcext:value-type="float">
            <text:p>0.0510752688172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71267150928168" calcext:value-type="float">
            <text:p>0.03712671509281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0196662755028514" calcext:value-type="float">
            <text:p>0.019666275502851</text:p>
          </table:table-cell>
          <table:table-cell office:value-type="float" office:value="0.0115187919139287" calcext:value-type="float">
            <text:p>0.011518791913929</text:p>
          </table:table-cell>
          <table:table-cell office:value-type="float" office:value="0.0313259519308669" calcext:value-type="float">
            <text:p>0.031325951930867</text:p>
          </table:table-cell>
          <table:table-cell office:value-type="float" office:value="0.0128510378510379" calcext:value-type="float">
            <text:p>0.012851037851038</text:p>
          </table:table-cell>
          <table:table-cell office:value-type="float" office:value="0.0125987614776852" calcext:value-type="float">
            <text:p>0.012598761477685</text:p>
          </table:table-cell>
          <table:table-cell office:value-type="float" office:value="0.0138248847926267" calcext:value-type="float">
            <text:p>0.013824884792627</text:p>
          </table:table-cell>
          <table:table-cell office:value-type="float" office:value="0.00714285714285714" calcext:value-type="float">
            <text:p>0.007142857142857</text:p>
          </table:table-cell>
          <table:table-cell office:value-type="float" office:value="0.0137207425343019" calcext:value-type="float">
            <text:p>0.01372074253430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45772342659502" calcext:value-type="float">
            <text:p>0.04457723426595</text:p>
          </table:table-cell>
          <table:table-cell office:value-type="float" office:value="0.0315651083128287" calcext:value-type="float">
            <text:p>0.031565108312829</text:p>
          </table:table-cell>
          <table:table-cell office:value-type="float" office:value="0.0628190784820545" calcext:value-type="float">
            <text:p>0.062819078482055</text:p>
          </table:table-cell>
          <table:table-cell office:value-type="float" office:value="0.0347985347985348" calcext:value-type="float">
            <text:p>0.034798534798535</text:p>
          </table:table-cell>
          <table:table-cell office:value-type="float" office:value="0.012385223147555" calcext:value-type="float">
            <text:p>0.012385223147555</text:p>
          </table:table-cell>
          <table:table-cell office:value-type="float" office:value="0.0176651305683564" calcext:value-type="float">
            <text:p>0.017665130568356</text:p>
          </table:table-cell>
          <table:table-cell office:value-type="float" office:value="0.00476190476190476" calcext:value-type="float">
            <text:p>0.004761904761905</text:p>
          </table:table-cell>
          <table:table-cell office:value-type="float" office:value="0.00645682001614205" calcext:value-type="float">
            <text:p>0.006456820016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0:15:44.165312631</meta:creation-date>
    <dc:date>2022-09-14T10:35:14.113228256</dc:date>
    <meta:editing-duration>PT7M31S</meta:editing-duration>
    <meta:editing-cycles>1</meta:editing-cycles>
    <meta:document-statistic meta:table-count="1" meta:cell-count="100" meta:object-count="1"/>
    <meta:generator>LibreOffice/6.4.7.2$Linux_X86_64 LibreOffice_project/40$Build-2</meta:generator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64cm" svg:y="0.316cm" chart:style-name="ch2">
          <text:p>Design vs CHIP1 Maltose</text:p>
        </chart:title>
        <chart:legend chart:legend-position="end" svg:x="13.393cm" svg:y="2.458cm" style:legend-expansion="high" chart:style-name="ch3"/>
        <chart:plot-area chart:style-name="ch4" table:cell-range-address="Sheet1.A2:Sheet1.I12" chart:data-source-has-labels="both" svg:x="1.331cm" svg:y="1.275cm" svg:width="11.742cm" svg:height="6.564cm">
          <chartooo:coordinate-region svg:x="2.058cm" svg:y="1.474cm" svg:width="11.015cm" svg:height="5.718cm"/>
          <chart:axis chart:dimension="x" chart:name="primary-x" chart:style-name="ch5" chartooo:axis-type="auto">
            <chartooo:date-scale/>
            <chart:title svg:x="6.338cm" svg:y="8.019cm" chart:style-name="ch6">
              <text:p>Amino acid</text:p>
            </chart:title>
            <chart:categories table:cell-range-address="Sheet1.A3:Sheet1.A12"/>
          </chart:axis>
          <chart:axis chart:dimension="y" chart:name="primary-y" chart:style-name="ch7">
            <chart:title svg:x="0.451cm" svg:y="6.122cm" chart:style-name="ch8">
              <text:p>Percent Composition</text:p>
            </chart:title>
            <chart:grid chart:style-name="ch9" chart:class="major"/>
          </chart:axis>
          <chart:series chart:style-name="ch10" chart:values-cell-range-address="Sheet1.B3:Sheet1.B12" chart:label-cell-address="Sheet1.B2:Sheet1.B2" chart:class="chart:bar">
            <chart:data-point chart:repeated="10"/>
          </chart:series>
          <chart:series chart:style-name="ch11" chart:values-cell-range-address="Sheet1.C3:Sheet1.C12" chart:label-cell-address="Sheet1.C2:Sheet1.C2" chart:class="chart:bar">
            <chart:data-point chart:repeated="10"/>
          </chart:series>
          <chart:series chart:style-name="ch12" chart:values-cell-range-address="Sheet1.D3:Sheet1.D12" chart:label-cell-address="Sheet1.D2:Sheet1.D2" chart:class="chart:bar">
            <chart:data-point chart:repeated="10"/>
          </chart:series>
          <chart:series chart:style-name="ch13" chart:values-cell-range-address="Sheet1.E3:Sheet1.E12" chart:label-cell-address="Sheet1.E2:Sheet1.E2" chart:class="chart:bar">
            <chart:data-point chart:repeated="10"/>
          </chart:series>
          <chart:series chart:style-name="ch14" chart:values-cell-range-address="Sheet1.F3:Sheet1.F12" chart:label-cell-address="Sheet1.F2:Sheet1.F2" chart:class="chart:bar">
            <chart:data-point chart:repeated="10"/>
          </chart:series>
          <chart:series chart:style-name="ch15" chart:values-cell-range-address="Sheet1.G3:Sheet1.G12" chart:label-cell-address="Sheet1.G2:Sheet1.G2" chart:class="chart:bar">
            <chart:data-point chart:repeated="10"/>
          </chart:series>
          <chart:series chart:style-name="ch16" chart:values-cell-range-address="Sheet1.H3:Sheet1.H12" chart:label-cell-address="Sheet1.H2:Sheet1.H2" chart:class="chart:bar">
            <chart:data-point chart:repeated="10"/>
          </chart:series>
          <chart:series chart:style-name="ch17" chart:values-cell-range-address="Sheet1.I3:Sheet1.I12" chart:label-cell-address="Sheet1.I2:Sheet1.I2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ignAll</text:p>
                <draw:g>
                  <svg:desc>Sheet1.B2:Sheet1.B2</svg:desc>
                </draw:g>
              </table:table-cell>
              <table:table-cell office:value-type="string">
                <text:p>DesignRight</text:p>
                <draw:g>
                  <svg:desc>Sheet1.C2:Sheet1.C2</svg:desc>
                </draw:g>
              </table:table-cell>
              <table:table-cell office:value-type="string">
                <text:p>DesignLeft</text:p>
                <draw:g>
                  <svg:desc>Sheet1.D2:Sheet1.D2</svg:desc>
                </draw:g>
              </table:table-cell>
              <table:table-cell office:value-type="string">
                <text:p>DesignGAS</text:p>
                <draw:g>
                  <svg:desc>Sheet1.E2:Sheet1.E2</svg:desc>
                </draw:g>
              </table:table-cell>
              <table:table-cell office:value-type="string">
                <text:p>CHIP1All</text:p>
                <draw:g>
                  <svg:desc>Sheet1.F2:Sheet1.F2</svg:desc>
                </draw:g>
              </table:table-cell>
              <table:table-cell office:value-type="string">
                <text:p>CHIP1Right</text:p>
                <draw:g>
                  <svg:desc>Sheet1.G2:Sheet1.G2</svg:desc>
                </draw:g>
              </table:table-cell>
              <table:table-cell office:value-type="string">
                <text:p>CHIP1Left</text:p>
                <draw:g>
                  <svg:desc>Sheet1.H2:Sheet1.H2</svg:desc>
                </draw:g>
              </table:table-cell>
              <table:table-cell office:value-type="string">
                <text:p>CHIP1GAS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3:Sheet1.A12</svg:desc>
                </draw:g>
              </table:table-cell>
              <table:table-cell office:value-type="float" office:value="0.0280762975315505">
                <text:p>0.0280762975315505</text:p>
                <draw:g>
                  <svg:desc>Sheet1.B3:Sheet1.B12</svg:desc>
                </draw:g>
              </table:table-cell>
              <table:table-cell office:value-type="float" office:value="0.0337603126356926">
                <text:p>0.0337603126356926</text:p>
                <draw:g>
                  <svg:desc>Sheet1.C3:Sheet1.C12</svg:desc>
                </draw:g>
              </table:table-cell>
              <table:table-cell office:value-type="float" office:value="0.0245232308424315">
                <text:p>0.0245232308424315</text:p>
                <draw:g>
                  <svg:desc>Sheet1.D3:Sheet1.D12</svg:desc>
                </draw:g>
              </table:table-cell>
              <table:table-cell office:value-type="float" office:value="0.0218253968253968">
                <text:p>0.0218253968253968</text:p>
                <draw:g>
                  <svg:desc>Sheet1.E3:Sheet1.E12</svg:desc>
                </draw:g>
              </table:table-cell>
              <table:table-cell office:value-type="float" office:value="0.0600042707666026">
                <text:p>0.0600042707666026</text:p>
                <draw:g>
                  <svg:desc>Sheet1.F3:Sheet1.F12</svg:desc>
                </draw:g>
              </table:table-cell>
              <table:table-cell office:value-type="float" office:value="0.0533794162826421">
                <text:p>0.0533794162826421</text:p>
                <draw:g>
                  <svg:desc>Sheet1.G3:Sheet1.G12</svg:desc>
                </draw:g>
              </table:table-cell>
              <table:table-cell office:value-type="float" office:value="0.0619047619047619">
                <text:p>0.0619047619047619</text:p>
                <draw:g>
                  <svg:desc>Sheet1.H3:Sheet1.H12</svg:desc>
                </draw:g>
              </table:table-cell>
              <table:table-cell office:value-type="float" office:value="0.0726392251815981">
                <text:p>0.0726392251815981</text:p>
                <draw:g>
                  <svg:desc>Sheet1.I3:Sheet1.I12</svg:desc>
                </draw:g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260793033166574">
                <text:p>0.0260793033166574</text:p>
              </table:table-cell>
              <table:table-cell office:value-type="float" office:value="0.0175013267718435">
                <text:p>0.0175013267718435</text:p>
              </table:table-cell>
              <table:table-cell office:value-type="float" office:value="0.035608194128313">
                <text:p>0.035608194128313</text:p>
              </table:table-cell>
              <table:table-cell office:value-type="float" office:value="0.0256715506715507">
                <text:p>0.0256715506715507</text:p>
              </table:table-cell>
              <table:table-cell office:value-type="float" office:value="0.0298953662182362">
                <text:p>0.0298953662182362</text:p>
              </table:table-cell>
              <table:table-cell office:value-type="float" office:value="0.0226574500768049">
                <text:p>0.0226574500768049</text:p>
              </table:table-cell>
              <table:table-cell office:value-type="float" office:value="0.0464285714285714">
                <text:p>0.0464285714285714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554474708171206">
                <text:p>0.0554474708171206</text:p>
              </table:table-cell>
              <table:table-cell office:value-type="float" office:value="0.0445312876923819">
                <text:p>0.0445312876923819</text:p>
              </table:table-cell>
              <table:table-cell office:value-type="float" office:value="0.0457929863816982">
                <text:p>0.0457929863816982</text:p>
              </table:table-cell>
              <table:table-cell office:value-type="float" office:value="0.106318681318681">
                <text:p>0.106318681318681</text:p>
              </table:table-cell>
              <table:table-cell office:value-type="float" office:value="0.0568011958146487">
                <text:p>0.0568011958146487</text:p>
              </table:table-cell>
              <table:table-cell office:value-type="float" office:value="0.0506912442396313">
                <text:p>0.0506912442396313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.069410815173527">
                <text:p>0.069410815173527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985115187449818">
                <text:p>0.0985115187449818</text:p>
              </table:table-cell>
              <table:table-cell office:value-type="float" office:value="0.098193177980412">
                <text:p>0.098193177980412</text:p>
              </table:table-cell>
              <table:table-cell office:value-type="float" office:value="0.0978100124737986">
                <text:p>0.0978100124737986</text:p>
              </table:table-cell>
              <table:table-cell office:value-type="float" office:value="0.101037851037851">
                <text:p>0.101037851037851</text:p>
              </table:table-cell>
              <table:table-cell office:value-type="float" office:value="0.125560538116592">
                <text:p>0.125560538116592</text:p>
              </table:table-cell>
              <table:table-cell office:value-type="float" office:value="0.125960061443932">
                <text:p>0.125960061443932</text:p>
              </table:table-cell>
              <table:table-cell office:value-type="float" office:value="0.132142857142857">
                <text:p>0.132142857142857</text:p>
              </table:table-cell>
              <table:table-cell office:value-type="float" office:value="0.120258272800646">
                <text:p>0.12025827280064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57651370102732">
                <text:p>0.57651370102732</text:p>
              </table:table-cell>
              <table:table-cell office:value-type="float" office:value="0.575613933516669">
                <text:p>0.575613933516669</text:p>
              </table:table-cell>
              <table:table-cell office:value-type="float" office:value="0.576572405899978">
                <text:p>0.576572405899978</text:p>
              </table:table-cell>
              <table:table-cell office:value-type="float" office:value="0.578632478632479">
                <text:p>0.578632478632479</text:p>
              </table:table-cell>
              <table:table-cell office:value-type="float" office:value="0.559683963271407">
                <text:p>0.559683963271407</text:p>
              </table:table-cell>
              <table:table-cell office:value-type="float" office:value="0.557219662058372">
                <text:p>0.557219662058372</text:p>
              </table:table-cell>
              <table:table-cell office:value-type="float" office:value="0.557142857142857">
                <text:p>0.557142857142857</text:p>
              </table:table-cell>
              <table:table-cell office:value-type="float" office:value="0.566585956416465">
                <text:p>0.56658595641646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148848125501822">
                <text:p>0.0148848125501822</text:p>
              </table:table-cell>
              <table:table-cell office:value-type="float" office:value="0.0141602740386935">
                <text:p>0.0141602740386935</text:p>
              </table:table-cell>
              <table:table-cell office:value-type="float" office:value="0.0161773594125741">
                <text:p>0.0161773594125741</text:p>
              </table:table-cell>
              <table:table-cell office:value-type="float" office:value="0.0134004884004884">
                <text:p>0.0134004884004884</text:p>
              </table:table-cell>
              <table:table-cell office:value-type="float" office:value="0.0262652146060218">
                <text:p>0.0262652146060218</text:p>
              </table:table-cell>
              <table:table-cell office:value-type="float" office:value="0.0264976958525346">
                <text:p>0.026497695852534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42130750605327">
                <text:p>0.024213075060532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114847754925576">
                <text:p>0.114847754925576</text:p>
              </table:table-cell>
              <table:table-cell office:value-type="float" office:value="0.151239928595552">
                <text:p>0.151239928595552</text:p>
              </table:table-cell>
              <table:table-cell office:value-type="float" office:value="0.088165322839911">
                <text:p>0.088165322839911</text:p>
              </table:table-cell>
              <table:table-cell office:value-type="float" office:value="0.0846459096459097">
                <text:p>0.0846459096459097</text:p>
              </table:table-cell>
              <table:table-cell office:value-type="float" office:value="0.0740978005551997">
                <text:p>0.0740978005551997</text:p>
              </table:table-cell>
              <table:table-cell office:value-type="float" office:value="0.0810291858678955">
                <text:p>0.0810291858678955</text:p>
              </table:table-cell>
              <table:table-cell office:value-type="float" office:value="0.0797619047619048">
                <text:p>0.0797619047619048</text:p>
              </table:table-cell>
              <table:table-cell office:value-type="float" office:value="0.0556900726392252">
                <text:p>0.0556900726392252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213956313178103">
                <text:p>0.0213956313178103</text:p>
              </table:table-cell>
              <table:table-cell office:value-type="float" office:value="0.0219158585419984">
                <text:p>0.0219158585419984</text:p>
              </table:table-cell>
              <table:table-cell office:value-type="float" office:value="0.0212054576083742">
                <text:p>0.0212054576083742</text:p>
              </table:table-cell>
              <table:table-cell office:value-type="float" office:value="0.0208180708180708">
                <text:p>0.0208180708180708</text:p>
              </table:table-cell>
              <table:table-cell office:value-type="float" office:value="0.0427076660260517">
                <text:p>0.0427076660260517</text:p>
              </table:table-cell>
              <table:table-cell office:value-type="float" office:value="0.0510752688172043">
                <text:p>0.0510752688172043</text:p>
              </table:table-cell>
              <table:table-cell office:value-type="float" office:value="0.025">
                <text:p>0.025</text:p>
              </table:table-cell>
              <table:table-cell office:value-type="float" office:value="0.0371267150928168">
                <text:p>0.0371267150928168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196662755028514">
                <text:p>0.0196662755028514</text:p>
              </table:table-cell>
              <table:table-cell office:value-type="float" office:value="0.0115187919139287">
                <text:p>0.0115187919139287</text:p>
              </table:table-cell>
              <table:table-cell office:value-type="float" office:value="0.0313259519308669">
                <text:p>0.0313259519308669</text:p>
              </table:table-cell>
              <table:table-cell office:value-type="float" office:value="0.0128510378510379">
                <text:p>0.0128510378510379</text:p>
              </table:table-cell>
              <table:table-cell office:value-type="float" office:value="0.0125987614776852">
                <text:p>0.0125987614776852</text:p>
              </table:table-cell>
              <table:table-cell office:value-type="float" office:value="0.0138248847926267">
                <text:p>0.0138248847926267</text:p>
              </table:table-cell>
              <table:table-cell office:value-type="float" office:value="0.00714285714285714">
                <text:p>0.00714285714285714</text:p>
              </table:table-cell>
              <table:table-cell office:value-type="float" office:value="0.0137207425343019">
                <text:p>0.0137207425343019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445772342659502">
                <text:p>0.0445772342659502</text:p>
              </table:table-cell>
              <table:table-cell office:value-type="float" office:value="0.0315651083128287">
                <text:p>0.0315651083128287</text:p>
              </table:table-cell>
              <table:table-cell office:value-type="float" office:value="0.0628190784820545">
                <text:p>0.0628190784820545</text:p>
              </table:table-cell>
              <table:table-cell office:value-type="float" office:value="0.0347985347985348">
                <text:p>0.0347985347985348</text:p>
              </table:table-cell>
              <table:table-cell office:value-type="float" office:value="0.012385223147555">
                <text:p>0.012385223147555</text:p>
              </table:table-cell>
              <table:table-cell office:value-type="float" office:value="0.0176651305683564">
                <text:p>0.0176651305683564</text:p>
              </table:table-cell>
              <table:table-cell office:value-type="float" office:value="0.00476190476190476">
                <text:p>0.00476190476190476</text:p>
              </table:table-cell>
              <table:table-cell office:value-type="float" office:value="0.00645682001614205">
                <text:p>0.00645682001614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